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D000001F69724CA409CD759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svg:stroke-width="0.1cm" svg:stroke-color="#ff00cc" draw:marker-start-width="0.5cm" draw:marker-end-width="0.5cm" svg:stroke-opacity="65%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99"/>
      <style:text-properties fo:background-color="#0000ff"/>
    </style:style>
    <style:style style:name="P3" style:family="paragraph">
      <loext:graphic-properties draw:fill="none"/>
      <style:paragraph-properties fo:text-align="center"/>
      <style:text-properties fo:color="#6666ff" fo:background-color="#79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07cm" svg:height="14.165cm" svg:x="0.793cm" svg:y="3.1cm">
          <draw:image xlink:href="Pictures/10000201000003BD000001F69724CA409CD759A5.png" xlink:type="simple" xlink:show="embed" xlink:actuate="onLoad">
            <text:p/>
          </draw:image>
        </draw:frame>
        <draw:line draw:style-name="gr2" draw:text-style-name="P1" draw:layer="layout" svg:x1="4cm" svg:y1="17.7cm" svg:x2="6cm" svg:y2="17.7cm">
          <text:p/>
        </draw:line>
        <draw:line draw:style-name="gr3" draw:text-style-name="P1" draw:layer="layout" svg:x1="19.751cm" svg:y1="10.356cm" svg:x2="23.866cm" svg:y2="10.356cm">
          <text:p/>
        </draw:line>
        <draw:line draw:style-name="gr3" draw:text-style-name="P1" draw:layer="layout" svg:x1="18.335cm" svg:y1="12.454cm" svg:x2="18.995cm" svg:y2="12.456cm">
          <text:p/>
        </draw:line>
        <draw:line draw:style-name="gr3" draw:text-style-name="P1" draw:layer="layout" svg:x1="15.754cm" svg:y1="13.208cm" svg:x2="18.286cm" svg:y2="13.214cm">
          <text:p/>
        </draw:line>
        <draw:line draw:style-name="gr3" draw:text-style-name="P1" draw:layer="layout" svg:x1="15.503cm" svg:y1="13.602cm" svg:x2="15.742cm" svg:y2="13.602cm">
          <text:p/>
        </draw:line>
        <draw:line draw:style-name="gr3" draw:text-style-name="P1" draw:layer="layout" svg:x1="12.722cm" svg:y1="14.039cm" svg:x2="15.424cm" svg:y2="14.039cm">
          <text:p/>
        </draw:line>
        <draw:line draw:style-name="gr3" draw:text-style-name="P1" draw:layer="layout" svg:x1="24.768cm" svg:y1="7.445cm" svg:x2="26.57cm" svg:y2="7.487cm">
          <text:p/>
        </draw:line>
        <draw:line draw:style-name="gr3" draw:text-style-name="P1" draw:layer="layout" svg:x1="24.339cm" svg:y1="8.973cm" svg:x2="24.602cm" svg:y2="8.973cm">
          <text:p/>
        </draw:line>
        <draw:line draw:style-name="gr3" draw:text-style-name="P1" draw:layer="layout" svg:x1="23.911cm" svg:y1="9.429cm" svg:x2="24.384cm" svg:y2="9.429cm">
          <text:p/>
        </draw:line>
        <draw:line draw:style-name="gr3" draw:text-style-name="P1" draw:layer="layout" svg:x1="19.125cm" svg:y1="11.266cm" svg:x2="19.733cm" svg:y2="11.266cm">
          <text:p/>
        </draw:line>
        <draw:line draw:style-name="gr3" draw:text-style-name="P1" draw:layer="layout" svg:x1="24.603cm" svg:y1="8.143cm" svg:x2="24.748cm" svg:y2="8.143cm">
          <text:p/>
        </draw:line>
        <draw:line draw:style-name="gr3" draw:text-style-name="P1" draw:layer="layout" svg:x1="26.663cm" svg:y1="6.634cm" svg:x2="27.133cm" svg:y2="6.634cm">
          <text:p/>
        </draw:line>
        <draw:frame draw:style-name="gr4" draw:text-style-name="P2" draw:layer="layout" svg:width="2.441cm" svg:height="0.962cm" svg:x="18.446cm" svg:y="14.414cm">
          <draw:text-box>
            <text:p>Introns</text:p>
          </draw:text-box>
        </draw:frame>
        <draw:frame draw:style-name="gr4" draw:text-style-name="P2" draw:layer="layout" svg:width="2.263cm" svg:height="0.962cm" svg:x="10.781cm" svg:y="11.274cm">
          <draw:text-box>
            <text:p>Exons</text:p>
          </draw:text-box>
        </draw:frame>
        <draw:line draw:style-name="gr5" draw:text-style-name="P3" draw:layer="layout" svg:x1="21.645cm" svg:y1="10.358cm" svg:x2="19.759cm" svg:y2="14.44cm">
          <text:p/>
        </draw:line>
        <draw:line draw:style-name="gr5" draw:text-style-name="P3" draw:layer="layout" svg:x1="14.045cm" svg:y1="14.102cm" svg:x2="18.464cm" svg:y2="14.834cm">
          <text:p/>
        </draw:line>
        <draw:line draw:style-name="gr5" draw:text-style-name="P3" draw:layer="layout" svg:x1="19.731cm" svg:y1="10.724cm" svg:x2="13.004cm" svg:y2="11.597cm">
          <text:p/>
        </draw:line>
        <draw:line draw:style-name="gr5" draw:text-style-name="P3" draw:layer="layout" svg:x1="18.323cm" svg:y1="12.892cm" svg:x2="13.004cm" svg:y2="12.0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6:31:15.146685410</meta:creation-date>
    <dc:date>2018-03-07T17:29:27.794260717</dc:date>
    <meta:editing-duration>PT3H6M33S</meta:editing-duration>
    <meta:editing-cycles>6</meta:editing-cycles>
    <meta:generator>LibreOffice/5.1.6.2$Linux_X86_64 LibreOffice_project/10m0$Build-2</meta:generator>
    <meta:document-statistic meta:object-count="19"/>
  </office:meta>
</office:document-meta>
</file>